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width="0.05cm" draw:marker-start-width="0.2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tyle:protect="size"/>
    </style:style>
    <style:style style:name="gr5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draw:marker-start="Arrow" draw:marker-start-width="0.275cm" draw:marker-end="" draw:marker-end-width="0.275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Times New Roman'" style:font-pitch="variable" fo:font-size="16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Times New Roman'" style:font-pitch="variable" fo:font-size="16pt"/>
    </style:style>
    <style:style style:name="T1" style:family="text">
      <style:text-properties fo:font-family="'Times New Roman'" style:font-pitch="variable" fo:font-size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1.6cm" svg:height="1.5cm" svg:x="3.1cm" svg:y="5.5cm">
          <text:p text:style-name="P1">LPC</text:p>
          <draw:enhanced-geometry svg:viewBox="0 0 21600 21600" draw:type="rectangle" draw:enhanced-path="M 0 0 L 21600 0 21600 21600 0 21600 0 0 Z N"/>
        </draw:custom-shape>
        <draw:custom-shape draw:style-name="gr2" draw:text-style-name="P2" draw:id="id1" draw:layer="layout" svg:width="2.5cm" svg:height="1.5cm" svg:x="0.7cm" svg:y="3cm">
          <text:p text:style-name="P1"><text:span text:style-name="T1">speech</text:span><text:span text:style-name="T1"><text:line-break/></text:span><text:span text:style-name="T1">fram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.95cm" svg:y1="4.5cm" svg:x2="3.1cm" svg:y2="6.25cm" draw:start-shape="id1" draw:start-glue-point="2" draw:end-shape="id2" draw:end-glue-point="3">
          <text:p/>
        </draw:connector>
        <draw:frame draw:style-name="gr4" draw:layer="layout" svg:width="1.613cm" svg:height="1.525cm" svg:x="4.635cm" svg:y="7.68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5" draw:text-style-name="P3" draw:id="id4" draw:layer="layout" svg:width="2cm" svg:height="1.8cm" svg:x="4.4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" draw:layer="layout" svg:width="1.8cm" svg:height="1.5cm" svg:x="6.8cm" svg:y="5.5cm">
          <text:p text:style-name="P1">LSP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4.7cm" svg:y1="6.25cm" svg:x2="6.8cm" svg:y2="6.25cm" draw:start-shape="id2" draw:start-glue-point="1" draw:end-shape="id3" draw:end-glue-point="3">
          <text:p/>
        </draw:connector>
        <draw:connector draw:style-name="gr7" draw:text-style-name="P3" draw:layer="layout" svg:x1="4.4cm" svg:y1="8.4cm" svg:x2="1.95cm" svg:y2="4.5cm" draw:start-shape="id4" draw:start-glue-point="3" draw:end-shape="id1" draw:end-glue-point="2">
          <text:p/>
        </draw:connector>
        <draw:connector draw:style-name="gr6" draw:text-style-name="P3" draw:layer="layout" svg:x1="4.7cm" svg:y1="6.25cm" svg:x2="5.4cm" svg:y2="7.5cm" draw:start-shape="id2" draw:start-glue-point="1" draw:end-shape="id4" draw:end-glue-point="0">
          <text:p/>
        </draw:connector>
        <draw:custom-shape draw:style-name="gr1" draw:text-style-name="P1" draw:id="id5" draw:layer="layout" svg:width="1.8cm" svg:height="1.5cm" svg:x="9.7cm" svg:y="5.5cm">
          <text:p text:style-name="P1">VQ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8.6cm" svg:y1="6.25cm" svg:x2="9.7cm" svg:y2="6.25cm" draw:start-shape="id3" draw:start-glue-point="1" draw:end-shape="id5" draw:end-glue-point="3">
          <text:p/>
        </draw:connector>
        <draw:frame draw:style-name="gr4" draw:layer="layout" svg:width="1.695cm" svg:height="0.875cm" svg:x="8.135cm" svg:y="7.93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5" draw:text-style-name="P3" draw:id="id6" draw:layer="layout" svg:width="2.1cm" svg:height="1.4cm" svg:x="7.9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6.4cm" svg:y1="8.4cm" svg:x2="7.9cm" svg:y2="8.4cm" draw:start-shape="id4" draw:start-glue-point="1" draw:end-shape="id6" draw:end-glue-point="3">
          <text:p/>
        </draw:connector>
        <draw:custom-shape draw:style-name="gr1" draw:text-style-name="P2" draw:id="id7" draw:layer="layout" svg:width="2.1cm" svg:height="1.4cm" svg:x="12.3cm" svg:y="7.7cm">
          <text:p text:style-name="P1"><text:span text:style-name="T1">quantiz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0cm" svg:y1="8.4cm" svg:x2="12.3cm" svg:y2="8.4cm" draw:start-shape="id6" draw:start-glue-point="1" draw:end-shape="id7" draw:end-glue-point="3">
          <text:p/>
        </draw:connector>
        <draw:frame draw:style-name="gr4" draw:layer="layout" svg:width="1.589cm" svg:height="0.795cm" svg:x="10.1cm" svg:y="7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1.589cm" svg:height="0.795cm" svg:x="14.601cm" svg:y="7.50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8" draw:text-style-name="P4" draw:id="id8" draw:layer="layout" svg:width="0.2cm" svg:height="1.4cm" svg:x="16.8cm" svg:y="7.7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4.4cm" svg:y1="8.4cm" svg:x2="16.8cm" svg:y2="8.4cm" draw:start-shape="id7" draw:start-glue-point="1" draw:end-shape="id8" draw:end-glue-point="3">
          <text:p/>
        </draw:connector>
        <draw:custom-shape draw:style-name="gr8" draw:text-style-name="P4" draw:layer="layout" svg:width="0.2cm" svg:height="1.4cm" svg:x="13.8cm" svg:y="5.55cm">
          <text:p/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11.5cm" svg:y1="6.25cm" svg:x2="13.028cm" svg:y2="6.249cm" draw:start-shape="id5" draw:start-glue-point="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2-03T15:36:55</meta:creation-date>
    <dc:date>2006-03-09T16:48:21</dc:date>
    <dc:language>en-US</dc:language>
    <meta:editing-cycles>5</meta:editing-cycles>
    <meta:editing-duration>PT27M38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frac>
      <math:mn>1</math:mn>
      <math:mrow>
        <math:mi>A</math:mi>
        <math:mrow>
          <math:mo math:stretchy="false"></math:mo>
          <math:mi>z</math:mi>
          <math:mo math:stretchy="false"></math:mo>
        </math:mrow>
      </math:mrow>
    </math:mfrac>
    <math:annotation math:encoding="StarMath 5.0">1 over {A(z)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 math:stretchy="false">∑</math:mo>
      <math:msup>
        <math:mrow>
          <math:mo math:stretchy="false"></math:mo>
          <math:mo math:stretchy="false"></math:mo>
        </math:mrow>
        <math:mn>2</math:mn>
      </math:msup>
    </math:mrow>
    <math:annotation math:encoding="StarMath 5.0">sum ()^{2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ub>
      <math:mi>g</math:mi>
      <math:mi math:fontstyle="italic">frame</math:mi>
    </math:msub>
    <math:annotation math:encoding="StarMath 5.0">g_{frame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g</math:mi>
        <math:mo math:stretchy="false"></math:mo>
      </math:mover>
      <math:mi math:fontstyle="italic">frame</math:mi>
    </math:msub>
    <math:annotation math:encoding="StarMath 5.0">{hat g}_{frame}</math:annotation>
  </math:semantics>
</math:math>
</file>